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683cm" svg:height="8.925cm" svg:x="21.174cm" svg:y="0.134cm">
            <draw:object draw:notify-on-update-of-ranges="Sheet1.B2:Sheet1.B21 Sheet1.C2:Sheet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3cm" svg:height="9.004cm" svg:x="15.36cm" svg:y="9.961cm">
            <draw:object draw:notify-on-update-of-ranges="Sheet1.B2:Sheet1.B21 Sheet1.C2:Sheet1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Note centree red</text:p>
          </table:table-cell>
          <table:table-cell office:value-type="string" calcext:value-type="string">
            <text:p>temps centree re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STANDARDIZE([.B2];[.B22];[.B24])" office:value-type="float" office:value="0.272224494699919" calcext:value-type="float">
            <text:p>0,272224494699919</text:p>
          </table:table-cell>
          <table:table-cell table:formula="of:=STANDARDIZE([.C2];[.C$22];[.C$24])" office:value-type="float" office:value="-0.308263398867245" calcext:value-type="float">
            <text:p>-0,3082633988672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TANDARDIZE([.B3];[.$B22];[.$B24])" office:value-type="float" office:value="-0.181482996466613" calcext:value-type="float">
            <text:p>-0,181482996466613</text:p>
          </table:table-cell>
          <table:table-cell table:formula="of:=STANDARDIZE([.C3];[.C$22];[.C$24])" office:value-type="float" office:value="-0.79499508128921" calcext:value-type="float">
            <text:p>-0,7949950812892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STANDARDIZE([.B4];[.B22];[.B24])" office:value-type="float" office:value="-0.86204423321641" calcext:value-type="float">
            <text:p>-0,86204423321641</text:p>
          </table:table-cell>
          <table:table-cell table:formula="of:=STANDARDIZE([.C4];[.C$22];[.C$24])" office:value-type="float" office:value="-0.79499508128921" calcext:value-type="float">
            <text:p>-0,7949950812892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TANDARDIZE([.B5];[.B$22];[.B$24])" office:value-type="float" office:value="-0.635190487633144" calcext:value-type="float">
            <text:p>-0,635190487633144</text:p>
          </table:table-cell>
          <table:table-cell table:formula="of:=STANDARDIZE([.C5];[.C$22];[.C$24])" office:value-type="float" office:value="-0.957238975429865" calcext:value-type="float">
            <text:p>-0,9572389754298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TANDARDIZE([.B6];[.B$22];[.B$24])" office:value-type="float" office:value="-1.99631296113274" calcext:value-type="float">
            <text:p>-1,99631296113274</text:p>
          </table:table-cell>
          <table:table-cell table:formula="of:=STANDARDIZE([.C6];[.C$22];[.C$24])" office:value-type="float" office:value="-1.28172676371117" calcext:value-type="float">
            <text:p>-1,281726763711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STANDARDIZE([.B7];[.B$22];[.B$24])" office:value-type="float" office:value="-1.54260546996621" calcext:value-type="float">
            <text:p>-1,54260546996621</text:p>
          </table:table-cell>
          <table:table-cell table:formula="of:=STANDARDIZE([.C7];[.C$22];[.C$24])" office:value-type="float" office:value="-0.957238975429865" calcext:value-type="float">
            <text:p>-0,95723897542986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STANDARDIZE([.B8];[.B$22];[.B$24])" office:value-type="float" office:value="0.272224494699919" calcext:value-type="float">
            <text:p>0,272224494699919</text:p>
          </table:table-cell>
          <table:table-cell table:formula="of:=STANDARDIZE([.C8];[.C$22];[.C$24])" office:value-type="float" office:value="-0.308263398867245" calcext:value-type="float">
            <text:p>-0,30826339886724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table:formula="of:=STANDARDIZE([.B9];[.B$22];[.B$24])" office:value-type="float" office:value="0.72593198586645" calcext:value-type="float">
            <text:p>0,72593198586645</text:p>
          </table:table-cell>
          <table:table-cell table:formula="of:=STANDARDIZE([.C9];[.C$22];[.C$24])" office:value-type="float" office:value="0.665199965976686" calcext:value-type="float">
            <text:p>0,66519996597668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STANDARDIZE([.B10];[.B$22];[.B$24])" office:value-type="float" office:value="0.499078240283185" calcext:value-type="float">
            <text:p>0,499078240283185</text:p>
          </table:table-cell>
          <table:table-cell table:formula="of:=STANDARDIZE([.C10];[.C$22];[.C$24])" office:value-type="float" office:value="-0.308263398867245" calcext:value-type="float">
            <text:p>-0,30826339886724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STANDARDIZE([.B11];[.B$22];[.B$24])" office:value-type="float" office:value="-1.54260546996621" calcext:value-type="float">
            <text:p>-1,54260546996621</text:p>
          </table:table-cell>
          <table:table-cell table:formula="of:=STANDARDIZE([.C11];[.C$22];[.C$24])" office:value-type="float" office:value="-0.957238975429865" calcext:value-type="float">
            <text:p>-0,95723897542986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formula="of:=STANDARDIZE([.B12];[.B$22];[.B$24])" office:value-type="float" office:value="1.17963947703298" calcext:value-type="float">
            <text:p>1,17963947703298</text:p>
          </table:table-cell>
          <table:table-cell table:formula="of:=STANDARDIZE([.C12];[.C$22];[.C$24])" office:value-type="float" office:value="1.31417554253931" calcext:value-type="float">
            <text:p>1,3141755425393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formula="of:=STANDARDIZE([.B13];[.B$22];[.B$24])" office:value-type="float" office:value="1.63334696819951" calcext:value-type="float">
            <text:p>1,63334696819951</text:p>
          </table:table-cell>
          <table:table-cell table:formula="of:=STANDARDIZE([.C13];[.C$22];[.C$24])" office:value-type="float" office:value="1.63866333082062" calcext:value-type="float">
            <text:p>1,6386633308206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table:formula="of:=STANDARDIZE([.B14];[.B$22];[.B$24])" office:value-type="float" office:value="1.63334696819951" calcext:value-type="float">
            <text:p>1,63334696819951</text:p>
          </table:table-cell>
          <table:table-cell table:formula="of:=STANDARDIZE([.C14];[.C$22];[.C$24])" office:value-type="float" office:value="2.61212669566455" calcext:value-type="float">
            <text:p>2,6121266956645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STANDARDIZE([.B15];[.B$22];[.B$24])" office:value-type="float" office:value="0.272224494699919" calcext:value-type="float">
            <text:p>0,272224494699919</text:p>
          </table:table-cell>
          <table:table-cell table:formula="of:=STANDARDIZE([.C15];[.C$22];[.C$24])" office:value-type="float" office:value="0.340712177695376" calcext:value-type="float">
            <text:p>0,34071217769537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STANDARDIZE([.B16];[.B$22];[.B$24])" office:value-type="float" office:value="0.045370749116653" calcext:value-type="float">
            <text:p>0,045370749116653</text:p>
          </table:table-cell>
          <table:table-cell table:formula="of:=STANDARDIZE([.C16];[.C$22];[.C$24])" office:value-type="float" office:value="-0.308263398867245" calcext:value-type="float">
            <text:p>-0,3082633988672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STANDARDIZE([.B17];[.B$22];[.B$24])" office:value-type="float" office:value="-0.181482996466613" calcext:value-type="float">
            <text:p>-0,181482996466613</text:p>
          </table:table-cell>
          <table:table-cell table:formula="of:=STANDARDIZE([.C17];[.C$22];[.C$24])" office:value-type="float" office:value="-0.308263398867245" calcext:value-type="float">
            <text:p>-0,30826339886724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STANDARDIZE([.B18];[.B$22];[.B$24])" office:value-type="float" office:value="-0.408336742049879" calcext:value-type="float">
            <text:p>-0,408336742049879</text:p>
          </table:table-cell>
          <table:table-cell table:formula="of:=STANDARDIZE([.C18];[.C$22];[.C$24])" office:value-type="float" office:value="-0.308263398867245" calcext:value-type="float">
            <text:p>-0,30826339886724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formula="of:=STANDARDIZE([.B19];[.B$22];[.B$24])" office:value-type="float" office:value="-0.408336742049879" calcext:value-type="float">
            <text:p>-0,408336742049879</text:p>
          </table:table-cell>
          <table:table-cell table:formula="of:=STANDARDIZE([.C19];[.C$22];[.C$24])" office:value-type="float" office:value="0.0162243894140655" calcext:value-type="float">
            <text:p>0,01622438941406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formula="of:=STANDARDIZE([.B20];[.B$22];[.B$24])" office:value-type="float" office:value="0.272224494699919" calcext:value-type="float">
            <text:p>0,272224494699919</text:p>
          </table:table-cell>
          <table:table-cell table:formula="of:=STANDARDIZE([.C20];[.C$22];[.C$24])" office:value-type="float" office:value="0.0162243894140655" calcext:value-type="float">
            <text:p>0,01622438941406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formula="of:=STANDARDIZE([.B21];[.B$22];[.B$24])" office:value-type="float" office:value="0.952785731449716" calcext:value-type="float">
            <text:p>0,952785731449716</text:p>
          </table:table-cell>
          <table:table-cell table:formula="of:=STANDARDIZE([.C21];[.C$22];[.C$24])" office:value-type="float" office:value="0.989687754257996" calcext:value-type="float">
            <text:p>0,989687754257996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2:.B21])" office:value-type="float" office:value="10.8" calcext:value-type="float">
            <text:p>10,8</text:p>
          </table:table-cell>
          <table:table-cell table:formula="of:=AVERAGE([.C2:.C21])" office:value-type="float" office:value="39.5" calcext:value-type="float">
            <text:p>39,5</text:p>
          </table:table-cell>
          <table:table-cell table:formula="of:=AVERAGE([.D2:.D21])" office:value-type="float" office:value="-1.41553435639707E-016" calcext:value-type="float">
            <text:p>-1,41553435639707E-16</text:p>
          </table:table-cell>
          <table:table-cell table:formula="of:=AVERAGE([.E2: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</text:p>
          </table:table-cell>
          <table:table-cell table:formula="of:=VAR([.B2:.B21])" office:value-type="float" office:value="19.4315789473684" calcext:value-type="float">
            <text:p>19,4315789473684</text:p>
          </table:table-cell>
          <table:table-cell table:formula="of:=VAR([.C2:.C21])" office:value-type="float" office:value="949.736842105263" calcext:value-type="float">
            <text:p>949,736842105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art type</text:p>
          </table:table-cell>
          <table:table-cell table:style-name="ce1" table:formula="of:=STDEV([.B2:.B21])" office:value-type="float" office:value="4.40812646680746" calcext:value-type="float">
            <text:p>4,40812646680746</text:p>
          </table:table-cell>
          <table:table-cell table:formula="of:=STDEV([.C2:.C21])" office:value-type="float" office:value="30.8178007344013" calcext:value-type="float">
            <text:p>30,8178007344013</text:p>
          </table:table-cell>
          <table:table-cell table:formula="of:=STDEV([.D2:.D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COVAR([.B2:.B21];[.C2:.C21])" office:value-type="float" office:value="114.15" calcext:value-type="float">
            <text:p>114,15</text:p>
          </table:table-cell>
          <table:table-cell/>
          <table:table-cell table:formula="of:=COVAR([.D2:.D21];[.E2:.E21])" office:value-type="float" office:value="0.840272648963667" calcext:value-type="float">
            <text:p>0,840272648963667</text:p>
          </table:table-cell>
          <table:table-cell table:formula="of:=CORREL([.D2:.D21];[.E2:.E21])" office:value-type="float" office:value="0.884497525224913" calcext:value-type="float">
            <text:p>0,8844975252249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3:43:23.920935393</meta:creation-date>
    <dc:date>2023-12-18T15:08:52.210063654</dc:date>
    <meta:editing-duration>PT32M18S</meta:editing-duration>
    <meta:editing-cycles>3</meta:editing-cycles>
    <meta:generator>LibreOffice/7.0.4.2$Linux_X86_64 LibreOffice_project/00$Build-2</meta:generator>
    <meta:document-statistic meta:table-count="1" meta:cell-count="10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684cm" svg:height="8.926cm" xlink:href=".." xlink:type="simple" chart:class="chart:scatter" chart:style-name="ch1">
        <chart:legend chart:legend-position="end" svg:x="8.421cm" svg:y="4.164cm" style:legend-expansion="high" chart:style-name="ch2"/>
        <chart:plot-area chart:style-name="ch3" table:cell-range-address="Sheet1.B2:Sheet1.C21" svg:x="0.213cm" svg:y="0.178cm" svg:width="7.995cm" svg:height="8.57cm">
          <chart:coordinate-region svg:x="0.834cm" svg:y="0.377cm" svg:width="7.001cm" svg:height="7.7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21" chart:class="chart:scatter">
            <chart:domain table:cell-range-address="Sheet1.B2:Sheet1.B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heet1.B2:Sheet1.B21</svg:desc>
                </draw:g>
              </table:table-cell>
              <table:table-cell office:value-type="float" office:value="30">
                <text:p>30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title svg:x="6.009cm" svg:y="0.316cm" chart:style-name="ch2">
          <text:p>Regression lineaire</text:p>
        </chart:title>
        <chart:legend chart:legend-position="end" svg:x="11.898cm" svg:y="3.954cm" style:legend-expansion="high" chart:style-name="ch3"/>
        <chart:plot-area chart:style-name="ch4" table:cell-range-address="Sheet1.B2:Sheet1.C21" svg:x="0.319cm" svg:y="1.275cm" svg:width="11.26cm" svg:height="7.55cm">
          <chart:coordinate-region svg:x="0.94cm" svg:y="1.474cm" svg:width="10.266cm" svg:height="6.7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C21" chart:class="chart:scatter">
            <chart:domain table:cell-range-address="Sheet1.B2:Sheet1.B21"/>
            <chart:regression-curve chart:style-name="ch9">
              <chart:equation chart:display-equation="true" chart:display-r-square="false"/>
            </chart:regression-curve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heet1.B2:Sheet1.B21</svg:desc>
                </draw:g>
              </table:table-cell>
              <table:table-cell office:value-type="float" office:value="30">
                <text:p>30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